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ByteBuddyMockMaker.InlineByteBuddyMockMa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ByteBuddyMockMaker.clearAll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createMockType( MockCreationSettings &lt; T &gt;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isTypeMockabl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InlineByteBuddyMockMaker( InlineDelegateByteBuddyMockMaker inlineDelegateByteBuddyMock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createStaticMock( Class &lt; T &gt; type ,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createConstructionMock( Class &lt; T &gt; type , Function &lt; MockedConstruction . Context , MockCreationSettings &lt; T &gt; &gt; settingsFactory , Function &lt; MockedConstruction . Context , MockHandler &lt; T &gt; &gt; handlerFactory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ByteBuddyMockMaker.createMock(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createSpy( MockCreationSettings &lt; T &gt; settings , MockHandler handler , 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getHandl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newInstance( Class &lt; T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yteBuddyMockMaker.clearMock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